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41in" style:rel-column-width="19005*"/>
    </style:style>
    <style:style style:name="Table1.B" style:family="table-column">
      <style:table-column-properties style:column-width="4.7521in" style:rel-column-width="465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2129"/>
    </style:style>
    <style:style style:name="P2" style:family="paragraph" style:parent-style-name="Table_20_Contents">
      <style:text-properties officeooo:rsid="00072129" officeooo:paragraph-rsid="00072129"/>
    </style:style>
    <style:style style:name="P3" style:family="paragraph" style:parent-style-name="Table_20_Contents">
      <style:text-properties officeooo:rsid="0008b96b" officeooo:paragraph-rsid="0008b96b"/>
    </style:style>
    <style:style style:name="P4" style:family="paragraph" style:parent-style-name="Table_20_Contents">
      <style:text-properties officeooo:rsid="000ab0ad" officeooo:paragraph-rsid="000ab0ad"/>
    </style:style>
    <style:style style:name="P5" style:family="paragraph" style:parent-style-name="Table_20_Contents">
      <style:text-properties officeooo:rsid="000b5884" officeooo:paragraph-rsid="000b5884"/>
    </style:style>
    <style:style style:name="P6" style:family="paragraph" style:parent-style-name="Table_20_Contents">
      <style:text-properties officeooo:rsid="000bf7f8"/>
    </style:style>
    <style:style style:name="P7" style:family="paragraph" style:parent-style-name="Table_20_Contents">
      <style:text-properties officeooo:rsid="000bf7f8" officeooo:paragraph-rsid="000bf7f8"/>
    </style:style>
    <style:style style:name="P8" style:family="paragraph" style:parent-style-name="Table_20_Contents">
      <style:text-properties officeooo:rsid="000cf7c0" officeooo:paragraph-rsid="000cf7c0"/>
    </style:style>
    <style:style style:name="P9" style:family="paragraph" style:parent-style-name="Table_20_Contents">
      <style:text-properties officeooo:rsid="000d517b" officeooo:paragraph-rsid="000d517b"/>
    </style:style>
    <style:style style:name="P10" style:family="paragraph" style:parent-style-name="Table_20_Contents">
      <style:text-properties officeooo:rsid="000ddc2c" officeooo:paragraph-rsid="000ddc2c"/>
    </style:style>
    <style:style style:name="P11" style:family="paragraph" style:parent-style-name="Table_20_Contents">
      <style:text-properties officeooo:rsid="000ddc2c" officeooo:paragraph-rsid="0010a0d5"/>
    </style:style>
    <style:style style:name="P12" style:family="paragraph" style:parent-style-name="Table_20_Contents">
      <style:text-properties officeooo:rsid="0010a0d5" officeooo:paragraph-rsid="0010a0d5"/>
    </style:style>
    <style:style style:name="P13" style:family="paragraph" style:parent-style-name="Table_20_Contents">
      <style:text-properties officeooo:rsid="0011452a" officeooo:paragraph-rsid="0011452a"/>
    </style:style>
    <style:style style:name="P14" style:family="paragraph" style:parent-style-name="Table_20_Contents">
      <style:text-properties officeooo:rsid="00131397" officeooo:paragraph-rsid="00131397"/>
    </style:style>
    <style:style style:name="P15" style:family="paragraph" style:parent-style-name="Table_20_Contents">
      <style:text-properties officeooo:rsid="00131397" officeooo:paragraph-rsid="0014a753"/>
    </style:style>
    <style:style style:name="P16" style:family="paragraph" style:parent-style-name="Table_20_Contents">
      <style:text-properties officeooo:rsid="0014a753" officeooo:paragraph-rsid="0014a753"/>
    </style:style>
    <style:style style:name="P17" style:family="paragraph" style:parent-style-name="Table_20_Contents">
      <style:text-properties officeooo:rsid="0015b5d9" officeooo:paragraph-rsid="0015b5d9"/>
    </style:style>
    <style:style style:name="P18" style:family="paragraph" style:parent-style-name="Preformatted_20_Text">
      <style:text-properties officeooo:rsid="0014a753" officeooo:paragraph-rsid="0014a753"/>
    </style:style>
    <style:style style:name="T1" style:family="text">
      <style:text-properties officeooo:rsid="0008798b"/>
    </style:style>
    <style:style style:name="T2" style:family="text">
      <style:text-properties officeooo:rsid="000bf7f8"/>
    </style:style>
    <style:style style:name="T3" style:family="text">
      <style:text-properties officeooo:rsid="000ddc2c"/>
    </style:style>
    <style:style style:name="T4" style:family="text">
      <style:text-properties officeooo:rsid="000fc498"/>
    </style:style>
    <style:style style:name="T5" style:family="text">
      <style:text-properties officeooo:rsid="0010a0d5"/>
    </style:style>
    <style:style style:name="T6" style:family="text">
      <style:text-properties officeooo:rsid="001241f6"/>
    </style:style>
    <style:style style:name="T7" style:family="text">
      <style:text-properties officeooo:rsid="0014a753"/>
    </style:style>
    <style:style style:name="T8" style:family="text">
      <style:text-properties officeooo:rsid="0016fb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Library View</text:p>
          </table:table-cell>
          <table:table-cell table:style-name="Table1.B1" office:value-type="string">
            <text:p text:style-name="P2">Jar: <text:span text:style-name="T1">Java archive, can be used in non android projects, can be turned to android library easily.</text:span></text:p>
            <text:p text:style-name="P2">aar: Android Archive, can include its own resources and layouts, R</text:p>
            <text:p text:style-name="P2"/>
          </table:table-cell>
        </table:table-row>
        <table:table-row>
          <table:table-cell table:style-name="Table1.A2" office:value-type="string">
            <text:p text:style-name="P2"><text:bookmark text:name="header-title"/>Multi-Project Builds</text:p>
            <text:p text:style-name="P1"/>
          </table:table-cell>
          <table:table-cell table:style-name="Table1.B2" office:value-type="string">
            <text:p text:style-name="P3">Every android project created by android studio is a gradle multi project by default.</text:p>
            <text:p text:style-name="P4">Sub-projects called modules.</text:p>
            <text:p text:style-name="P4">Move all reusable code to libraries so it can be used by all sub-porjects</text:p>
          </table:table-cell>
        </table:table-row>
        <table:table-row>
          <table:table-cell table:style-name="Table1.A2" office:value-type="string">
            <text:p text:style-name="P2"><text:bookmark text:name="header-title1"/>Creating a Java Library</text:p>
            <text:p text:style-name="P2"/>
          </table:table-cell>
          <table:table-cell table:style-name="Table1.B2" office:value-type="string">
            <text:p text:style-name="P5">Add a library to the same multi project build in android using setting.gradle file in the root project to do that.</text:p>
            <text:p text:style-name="P5">setting.gradle: where we can tell which sub-project want to include in the build.</text:p>
            <text:p text:style-name="P5">Include ‘:app’ , ‘:myLibrary’</text:p>
            <text:p text:style-name="P5"/>
            <text:p text:style-name="P5">to use the library we need to add it in the dependence section in app project</text:p>
            <text:p text:style-name="P5">dependencies {</text:p>
            <text:p text:style-name="P5">compile project(‘:myLibrary’)</text:p>
            <text:p text:style-name="P5">}</text:p>
          </table:table-cell>
        </table:table-row>
        <table:table-row>
          <table:table-cell table:style-name="Table1.A2" office:value-type="string">
            <text:p text:style-name="P7">Application Signing</text:p>
          </table:table-cell>
          <table:table-cell table:style-name="Table1.B2" office:value-type="string">
            <text:p text:style-name="P7">We need to sign the app for 3 things:</text:p>
            <text:p text:style-name="P7">- allows Google and users who download the app verify your identity</text:p>
            <text:p text:style-name="P7">- guarantee that the app hasn’t been tampered since signed</text:p>
            <text:p text:style-name="P7">- it saves you, so no one else can publish your app under his name</text:p>
            <text:p text:style-name="P7"/>
            <text:p text:style-name="P7">Gradle automatically signed debug application with debug key, but you can’t publish with it.</text:p>
          </table:table-cell>
        </table:table-row>
        <table:table-row>
          <table:table-cell table:style-name="Table1.A2" office:value-type="string">
            <text:p text:style-name="P7">Configuring Signing</text:p>
          </table:table-cell>
          <table:table-cell table:style-name="Table1.B2" office:value-type="string">
            <text:p text:style-name="P6">To signing apk we need 3 things:</text:p>
            <text:p text:style-name="Table_20_Contents">- <text:span text:style-name="T2">create a keystore and key</text:span></text:p>
            <text:p text:style-name="Table_20_Contents">- <text:span text:style-name="T2">create signing config in build.gradle</text:span></text:p>
            <text:p text:style-name="Table_20_Contents">- <text:span text:style-name="T2">assign the signing configuration to build type</text:span></text:p>
            <text:p text:style-name="P8">you can do it from Android studio</text:p>
            <text:p text:style-name="P8">- Build → generate Signed APK</text:p>
            <text:p text:style-name="P9">you can make it automatically:</text:p>
            <text:p text:style-name="P9">Rclick on app → Open Module setting → signing tab &amp; release from build tab</text:p>
            <text:p text:style-name="P9">Now you can find signingConfigs block inside app.gradle and releaseBlock, after sync you can see install relase build inside gradle functions</text:p>
          </table:table-cell>
        </table:table-row>
        <table:table-row>
          <table:table-cell table:style-name="Table1.A2" office:value-type="string">
            <text:p text:style-name="P10">Multidex support</text:p>
          </table:table-cell>
          <table:table-cell table:style-name="Table1.B2" office:value-type="string">
            <text:p text:style-name="Table_20_Contents">- <text:span text:style-name="T3">Android Virtual machine doesn’t run Java byte code</text:span></text:p>
            <text:p text:style-name="P10">it runs Dalvik code</text:p>
            <text:p text:style-name="P10">Dexing: step after compilation where the java byte code is turned into Dalvik byte code.</text:p>
            <text:p text:style-name="P10">Part of this process is compiling the table of every method which is indexed with two bytes <text:span text:style-name="T4">So we are limited to 65K methods</text:span></text:p>
            <text:p text:style-name="P11">- <text:span text:style-name="T5">if your project is gigantic type</text:span></text:p>
            <text:p text:style-name="P12">android{</text:p>
            <text:p text:style-name="P12"><text:s text:c="2"/>defaultConfig {</text:p>
            <text:p text:style-name="P12">multiDexEnabled true</text:p>
            <text:p text:style-name="P12"><text:s text:c="2"/>}</text:p>
            <text:p text:style-name="P12"><text:soft-page-break/>}</text:p>
          </table:table-cell>
        </table:table-row>
        <table:table-row>
          <table:table-cell table:style-name="Table1.A2" office:value-type="string">
            <text:p text:style-name="P13">Configuring Proguard</text:p>
          </table:table-cell>
          <table:table-cell table:style-name="Table1.B2" office:value-type="string">
            <text:p text:style-name="Table_20_Contents">- <text:span text:style-name="T6">Obfascuating your code to prevent reverse Engineer</text:span></text:p>
            <text:p text:style-name="Table_20_Contents">- <text:span text:style-name="T6">minify the code</text:span></text:p>
            <text:p text:style-name="Table_20_Contents">- <text:span text:style-name="T6">can reduce the size of your apk by stripping out the unused code and resources</text:span></text:p>
            <text:p text:style-name="P14">you can use it like</text:p>
            <text:p text:style-name="P14">buildTypes{</text:p>
            <text:p text:style-name="P14"><text:s/>release {</text:p>
            <text:p text:style-name="P14"><text:s text:c="2"/>minifyEnabled true</text:p>
            <text:p text:style-name="P14"><text:s text:c="2"/>shrinkResources true</text:p>
            <text:p text:style-name="P14"><text:s text:c="2"/>proguardFile getDefaultProguardFile(‘proguard-android.txt’) // <text:span text:style-name="T7">this line include codeshrinking as well, better to not use it in debug, it will slow building time.</text:span></text:p>
            <text:p text:style-name="P15">proguard-android.txt: <text:span text:style-name="T7">default proguard rules exist in sdk</text:span></text:p>
            <text:p text:style-name="P16">you can add your custom one in root module like</text:p>
            <text:p text:style-name="P18">proguardFile 'flavor2-rules.pro'</text:p>
            <text:p text:style-name="P16"/>
            <text:p text:style-name="P14">}</text:p>
            <text:p text:style-name="P14">}</text:p>
          </table:table-cell>
        </table:table-row>
        <table:table-row>
          <table:table-cell table:style-name="Table1.A2" office:value-type="string">
            <text:p text:style-name="P17">Android Testing</text:p>
          </table:table-cell>
          <table:table-cell table:style-name="Table1.B2" office:value-type="string">
            <text:p text:style-name="P17">Unit test: run on regural java VM on your computer</text:p>
            <text:p text:style-name="P17">for generic, non-Android related classes.</text:p>
            <text:p text:style-name="P17">You can test Android with it and mock Android api calls by using mockito.</text:p>
            <text:p text:style-name="P17">Exist in the project under: /src/test or under Flavor free: /src/testFree</text:p>
            <text:p text:style-name="P17">Connected test/ <text:span text:style-name="T8">instrumentation</text:span>: run on Android device or emulator.</text:p>
            <text:p text:style-name="P17">For testing logic depend on Android Apis, integeration and functional tests</text:p>
            <text:p text:style-name="P17">Exist in the project under: /src/Androidtest or under Flavor free: /src/AndroidTestFree</text:p>
            <text:p text:style-name="P17">- <text:span text:style-name="T8">it must have androidManifest.xml, gradle automatically generate it and it’s not visible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46:31.999231357</meta:creation-date>
    <dc:date>2018-08-29T07:32:31.033153404</dc:date>
    <meta:editing-duration>P3DT15H14M58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2" meta:paragraph-count="66" meta:word-count="509" meta:character-count="3064" meta:non-whitespace-character-count="2610"/>
  </office:meta>
</office:document-meta>
</file>